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>
        <style:tab-stops>
          <style:tab-stop style:position="0.75in"/>
          <style:tab-stop style:position="3.9898in"/>
        </style:tab-stops>
      </style:paragraph-properties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Egil Möller </text:p>
        <text:p text:style-name="Standard">1979-04-24</text:p>
        <text:p text:style-name="P5">+46-(0)72-3711268</text:p>
        <text:p text:style-name="P4"><text:line-break/>redhog@redhog.org </text:p>
        <text:p text:style-name="P4">redhog.org</text:p>
        <text:p text:style-name="P4"><text:a xlink:type="simple" xlink:href="https://github.com/redhog">github.com/redhog</text:a></text:p>
      </text:section>
      <text:p text:style-name="P1">Specialties</text:p>
      <text:p text:style-name="Standard"><text:span text:style-name="T1">Rapid prototyping of advanced web applications, c</text:span>ollaborative software , community driven development and Free Software management &amp; licensing .</text:p>
      <text:p text:style-name="Standard"/>
      <text:p text:style-name="P1">About me</text:p>
      <text:p text:style-name="Standard">I strive to provide freedom and control to computer users through writing high quality Free Software, working against software patents and DRM, and working for open-standards for protocols and file formats.</text:p>
      <text:p text:style-name="Standard"/>
      <text:p text:style-name="P1">Free Software engagements</text:p>
      <text:p text:style-name="Standard">Etherpad Foundation / 2010-03-01 - 2012-01-01</text:p>
      <text:p text:style-name="P2">Lead developer</text:p>
      <text:p text:style-name="Standard"/>
      <text:p text:style-name="P1">Work experience</text:p>
      <text:p text:style-name="Standard">FreeCode AS, Norway / 2007-01-01 - Present</text:p>
      <text:p text:style-name="P2">Free Software Consultant</text:p>
      <text:p text:style-name="P3">Published Free Software: SketchSpace, Appomatic</text:p>
      <text:p text:style-name="P2">Python/Django, PHP/Drupal, NodeJS, jQuery, Dojo, Oracle, MySQL, PostgreSQL, Subversion, Git, OpenLDAP, Samba, Xen, RT3, Rails</text:p>
      <text:p text:style-name="P2"/>
      <text:p text:style-name="Standard">uAnywhere, Australia / 2006-06-09 - 2006-09-09</text:p>
      <text:p text:style-name="P2">Linux programmer/System developer</text:p>
      <text:p text:style-name="P2">Python, PHP, C, OpenLDAP, Samba, MySQL, PostgreSQL, OpenWRT, Oscilloscope, Soldering iron</text:p>
      <text:p text:style-name="P2"/>
      <text:p text:style-name="Standard">AB TakeIT, Sweden / 2003-01 - 2005-07</text:p>
      <text:p text:style-name="P2">Linux programmer/System developer</text:p>
      <text:p text:style-name="P3">Published Free Software: Grimoire</text:p>
      <text:p text:style-name="P2">Python, C, Prolog, Scheme, Postscript, LaTeX, XSLT, OpenLDAP, PostgreSQL, OpenSSL, Arch/TLA, GIMP, Xfig, Inkscape, Autotrace</text:p>
      <text:p text:style-name="P3"/>
      <text:p text:style-name="Standard">IDA, Linköping University, the WITAS project, Sweden / 2002-06 - 2002-12</text:p>
      <text:p text:style-name="P2">Technician (Programming, Windows and Linux administration)</text:p>
      <text:p text:style-name="P2">LISP, C, Arch/TLA, CVS, SDL</text:p>
      <text:p text:style-name="P2"/>
      <text:p text:style-name="Standard">MandrakeSoft SA, France<text:tab/>/ 2001-06 - 2002-06</text:p>
      <text:p text:style-name="P2">Linux programmer</text:p>
      <text:p text:style-name="P3">Published Free Software: Aurora</text:p>
      <text:p text:style-name="P2">C, Python, CVS, Gtk+, Linux frame buffer, GIMP</text:p>
      <text:p text:style-name="P2"/>
      <text:p text:style-name="Standard">HERN Labs AB (Now Opera Software AB), Sweden / 2000-08 - 2001-06</text:p>
      <text:p text:style-name="P2">Linux and Windows programmer</text:p>
      <text:p text:style-name="P2">C++, CVS, VC++</text:p>
      <text:p text:style-name="P2"/>
      <text:p text:style-name="Standard">Nyströmska Skolan, Sweden / 1998-06 - 1998-09</text:p>
      <text:p text:style-name="P2">System co-administrator</text:p>
      <text:p text:style-name="P2">Novell Netware</text:p>
      <text:p text:style-name="P2"/>
      <text:p text:style-name="Standard">Söderköpings Tekniska Dator Support, Sweden / 1997</text:p>
      <text:p text:style-name="P2">Software installer, on site hardware set-up</text:p>
      <text:p text:style-name="P2"><text:soft-page-break/></text:p>
      <text:p text:style-name="Standard"/>
      <text:p text:style-name="P1">Volunteer work experience</text:p>
      <text:p text:style-name="P6">2012<text:tab/>Cirkuslandsbyen, Norway<text:tab/>Food preparation</text:p>
      <text:p text:style-name="P6">2009<text:tab/>Woodford Folk Festival, Australia<text:tab/>Artist accommodation</text:p>
      <text:p text:style-name="P6">2009<text:tab/>Arvika Music Festival, Sweden<text:tab/>Stage security at the Lyran stage</text:p>
      <text:p text:style-name="P6">2008<text:tab/>Elektrostat Electronic Music Festival, Norway<text:tab/>Security (stage, front-door)</text:p>
      <text:p text:style-name="P6">2008<text:tab/>Elektrostats stage at Musikkfest Oslo, Norway<text:tab/>Stage-construction</text:p>
      <text:p text:style-name="P6">2008<text:tab/>Arvika Music Festival, Sweden<text:tab/>Stage security at the Lyran stage</text:p>
      <text:p text:style-name="P6">2007<text:tab/>Arvika Music Festival, Sweden<text:tab/>Stage security at the Lyran stage</text:p>
      <text:p text:style-name="P6">2005<text:tab/>Woodford Folk Festival, Australia<text:tab/>Check in, Bar-cashier</text:p>
      <text:p text:style-name="P6">2005<text:tab/>Exodus, Asutralia<text:tab/>Car park, Staging</text:p>
      <text:p text:style-name="P6">2005<text:tab/>Arvika Music Festival, Sweden<text:tab/>Cashier and group-leader for the</text:p>
      <text:p text:style-name="P6"><text:tab/><text:tab/>volunteer-check-in</text:p>
      <text:p text:style-name="P6">2004<text:tab/>Linköping Folk Music Festival, Sweden<text:tab/>Cashier</text:p>
      <text:p text:style-name="Standard"/>
      <text:p text:style-name="P1">Other experience</text:p>
      <text:p text:style-name="Standard">Backpacking through Russia, China, the Philippines and Australia 2005-08-16 - 2006-09-11</text:p>
      <text:p text:style-name="Standard">Hobby programming (mainly under Linux and other UNIX workalikes)</text:p>
      <text:p text:style-name="Standard">Sailing and maintaining a wooden boat</text:p>
      <text:p text:style-name="Standard">Clothes design and sewing as a member of the Linköping Handicraft society</text:p>
      <text:p text:style-name="Standard">Poi fire-play as a member of the Eldsjael fire play/juggling community</text:p>
      <text:p text:style-name="Standard"/>
      <text:p text:style-name="P1">Education</text:p>
      <text:p text:style-name="P7">2006<text:tab/><text:tab/>5 uni points: Free Software Theory and Philosophy at Göteborg University, Sweden</text:p>
      <text:p text:style-name="Standard">2002 (Spring)<text:tab/>10 uni points: French at Linköping University, Sweden</text:p>
      <text:p text:style-name="Standard">1998-2000, 2001(Autumn), 2002-</text:p>
      <text:p text:style-name="Standard"><text:tab/><text:tab/>95 uni points: MSc of Computer Science at Linköping University, Sweden</text:p>
      <text:p text:style-name="Standard">1995-1998<text:tab/>Nature Science (NVN) at Nyströmska gymnasium Söderköping, Sweden</text:p>
      <text:p text:style-name="Standard">1993-1995<text:tab/>Ramunderskolan, Söderköping, Sweden</text:p>
      <text:p text:style-name="Standard">1991-1993<text:tab/>Hammarspången, Söderköping (Waldorf school), Sweden</text:p>
      <text:p text:style-name="Standard">1986-1991<text:tab/>Kristofferskolan, Stockholm (Waldorf school), Swed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gil Möller</meta:initial-creator>
    <meta:creation-date>2012-09-11T18:30:06</meta:creation-date>
    <dc:date>2012-09-23T12:16:05</dc:date>
    <dc:creator>Egil Möller</dc:creator>
    <meta:editing-duration>PT1H3M57S</meta:editing-duration>
    <meta:editing-cycles>7</meta:editing-cycles>
    <meta:generator>LibreOffice/3.5$Linux_X86_64 LibreOffice_project/350m1$Build-2</meta:generator>
    <meta:document-statistic meta:table-count="0" meta:image-count="0" meta:object-count="0" meta:page-count="2" meta:paragraph-count="68" meta:word-count="449" meta:character-count="3332" meta:non-whitespace-character-count="2943"/>
  </office:meta>
</office:document-meta>
</file>